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0200000240000001B0D78365A4.eps" manifest:media-type=""/>
  <manifest:file-entry manifest:full-path="Pictures/2000000200000215000001289D4A4D31.eps" manifest:media-type=""/>
  <manifest:file-entry manifest:full-path="Pictures/2000000100000124000000D8A19DD694.svm" manifest:media-type=""/>
  <manifest:file-entry manifest:full-path="Pictures/200000010000017D000000D4CB37E4F5.svm" manifest:media-type=""/>
  <manifest:file-entry manifest:full-path="Pictures/20000002000000B40000007E7B4AA598.eps" manifest:media-type=""/>
  <manifest:file-entry manifest:full-path="Pictures/20000001000007DB0000015B141EF235.svm" manifest:media-type=""/>
  <manifest:file-entry manifest:full-path="Pictures/20000001000000FA000000D8AB97C17A.svm" manifest:media-type=""/>
  <manifest:file-entry manifest:full-path="Pictures/2000042400004F1D00003B56681D59DB.wmf" manifest:media-type="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4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v_i=V_p \sin \omega 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5.979cm" svg:height="3.214cm" svg:x="0.297cm" svg:y="0.298cm">
          <draw:image xlink:href="Pictures/2000042400004F1D00003B56681D59DB.wmf" xlink:type="simple" xlink:show="embed" xlink:actuate="onLoad">
            <text:p/>
          </draw:image>
          <draw:glue-point draw:id="4" svg:x="-1.869cm" svg:y="3.792cm"/>
          <draw:glue-point draw:id="5" svg:x="-1.848cm" svg:y="3.027cm"/>
          <draw:glue-point draw:id="6" svg:x="0.568cm" svg:y="2.909cm"/>
          <draw:glue-point draw:id="7" svg:x="-2.15cm" svg:y="2.909cm"/>
          <draw:glue-point draw:id="8" svg:x="0.309cm" svg:y="1.985cm"/>
        </draw:frame>
        <draw:frame draw:style-name="gr1" draw:text-style-name="P1" draw:layer="layout" svg:width="2.206cm" svg:height="1.474cm" svg:x="5.615cm" svg:y="0.928cm">
          <draw:image xlink:href="Pictures/20000002000000B40000007E7B4AA598.eps" xlink:type="simple" xlink:show="embed" xlink:actuate="onLoad">
            <text:p/>
          </draw:image>
        </draw:frame>
        <draw:frame draw:style-name="gr2" draw:text-style-name="P2" draw:layer="layout" svg:width="0.748cm" svg:height="0.729cm" svg:x="7.757cm" svg:y="0.866cm">
          <draw:text-box>
            <text:p><text:span text:style-name="T1">+</text:span></text:p>
          </draw:text-box>
        </draw:frame>
        <draw:frame draw:style-name="gr2" draw:text-style-name="P2" draw:layer="layout" svg:width="0.642cm" svg:height="0.729cm" svg:x="7.81cm" svg:y="1.705cm">
          <draw:text-box>
            <text:p><text:span text:style-name="T1">-</text:span></text:p>
          </draw:text-box>
        </draw:frame>
        <draw:frame draw:style-name="gr2" draw:text-style-name="P2" draw:layer="layout" svg:width="0.748cm" svg:height="0.729cm" svg:x="6.878cm" svg:y="0.267cm">
          <draw:text-box>
            <text:p><text:span text:style-name="T1">+</text:span></text:p>
          </draw:text-box>
        </draw:frame>
        <draw:frame draw:style-name="gr2" draw:text-style-name="P2" draw:layer="layout" svg:width="0.642cm" svg:height="0.729cm" svg:x="5.925cm" svg:y="0.267cm">
          <draw:text-box>
            <text:p><text:span text:style-name="T1">-</text:span></text:p>
          </draw:text-box>
        </draw:frame>
        <draw:connector draw:style-name="gr3" draw:text-style-name="P1" draw:layer="layout" draw:type="curve" draw:line-skew="-5.078cm -1.108cm" svg:x1="1.292cm" svg:y1="3.027cm" svg:x2="2.001cm" svg:y2="2.839cm" draw:start-shape="id1" draw:start-glue-point="1" draw:end-shape="id2" draw:end-glue-point="7" svg:d="M1292 3027c609 0 507-62 532-85s177-6 177-103" svg:viewBox="0 0 710 189">
          <text:p/>
        </draw:connector>
        <draw:connector draw:style-name="gr3" draw:text-style-name="P1" draw:layer="layout" draw:type="curve" draw:line-skew="4.074cm -3.046cm" svg:x1="4.41cm" svg:y1="2.317cm" svg:x2="3.47cm" svg:y2="2.542cm" draw:start-shape="id3" draw:start-glue-point="3" draw:end-shape="id2" draw:end-glue-point="8" svg:d="M4410 2317c-810 0-674 106-707 158s-233 48-233 67" svg:viewBox="0 0 941 226">
          <text:p/>
        </draw:connector>
        <draw:frame draw:style-name="gr4" draw:text-style-name="P1" draw:layer="layout" svg:width="0.532cm" svg:height="0.295cm" svg:x="6.477cm" svg:y="0.482cm">
          <draw:image xlink:href="Pictures/200000010000017D000000D4CB37E4F5.svm" xlink:type="simple" xlink:show="embed" xlink:actuate="onLoad">
            <text:p/>
          </draw:image>
        </draw:frame>
        <draw:frame draw:style-name="gr5" draw:text-style-name="P1" draw:layer="layout" svg:width="0.407cm" svg:height="0.301cm" svg:x="7.928cm" svg:y="1.539cm">
          <draw:image xlink:href="Pictures/2000000100000124000000D8A19DD694.svm" xlink:type="simple" xlink:show="embed" xlink:actuate="onLoad">
            <text:p/>
          </draw:image>
        </draw:frame>
        <draw:frame draw:style-name="gr6" draw:text-style-name="P1" draw:layer="layout" svg:width="0.349cm" svg:height="0.301cm" svg:x="5.228cm" svg:y="1.484cm">
          <draw:image xlink:href="Pictures/20000001000000FA000000D8AB97C17A.svm" xlink:type="simple" xlink:show="embed" xlink:actuate="onLoad">
            <text:p/>
          </draw:image>
        </draw:frame>
        <draw:frame draw:style-name="gr7" draw:text-style-name="P1" draw:layer="layout" svg:width="2.814cm" svg:height="0.484cm" svg:x="5.57cm" svg:y="2.863cm">
          <draw:image xlink:href="Pictures/20000001000007DB0000015B141EF235.svm" xlink:type="simple" xlink:show="embed" xlink:actuate="onLoad">
            <text:p/>
          </draw:image>
        </draw:frame>
        <draw:frame draw:style-name="gr6" draw:text-style-name="P1" xml:id="id1" draw:id="id1" draw:layer="layout" svg:width="0.349cm" svg:height="0.301cm" svg:x="0.943cm" svg:y="2.877cm">
          <draw:image xlink:href="Pictures/20000001000000FA000000D8AB97C17A.svm" xlink:type="simple" xlink:show="embed" xlink:actuate="onLoad">
            <text:p/>
          </draw:image>
        </draw:frame>
        <draw:frame draw:style-name="gr5" draw:text-style-name="P1" xml:id="id3" draw:id="id3" draw:layer="layout" svg:width="0.407cm" svg:height="0.301cm" svg:x="4.41cm" svg:y="2.167cm">
          <draw:image xlink:href="Pictures/2000000100000124000000D8A19DD694.svm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8.321cm" svg:height="4.653cm" svg:x="0.271cm" svg:y="0.348cm">
          <draw:image xlink:href="Pictures/2000000200000215000001289D4A4D31.eps" xlink:type="simple" xlink:show="embed" xlink:actuate="onLoad">
            <text:p/>
          </draw:image>
        </draw:frame>
        <draw:frame draw:style-name="gr8" draw:layer="layout" svg:width="0.408cm" svg:height="0.355cm" svg:x="7.863cm" svg:y="1.43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layer="layout" svg:width="0.424cm" svg:height="0.356cm" svg:x="5.403cm" svg:y="1.48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layer="layout" svg:width="0.468cm" svg:height="0.47cm" svg:x="7.853cm" svg:y="0.94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layer="layout" svg:width="0.538cm" svg:height="0.47cm" svg:x="7.779cm" svg:y="1.72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1" draw:layer="layout" svg:width="5.033cm" svg:height="4.158cm" svg:x="0.311cm" svg:y="0.376cm">
          <draw:image xlink:href="Pictures/2000000200000240000001B0D78365A4.eps" xlink:type="simple" xlink:show="embed" xlink:actuate="onLoad">
            <text:p/>
          </draw:image>
        </draw:frame>
        <draw:frame draw:style-name="gr8" draw:layer="layout" svg:width="0.424cm" svg:height="0.356cm" svg:x="0.463cm" svg:y="1.41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layer="layout" svg:width="0.408cm" svg:height="0.355cm" svg:x="0.491cm" svg:y="2.97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9:06:29.065649199</dc:date>
    <meta:editing-duration>PT13M1S</meta:editing-duration>
    <meta:editing-cycles>3</meta:editing-cycles>
    <meta:generator>LibreOffice/4.2.8.2$Linux_x86 LibreOffice_project/420m0$Build-2</meta:generator>
    <meta:document-statistic meta:object-count="22"/>
  </office:meta>
</office:document-meta>
</file>

<file path=Object 10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5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6/content.xml><?xml version="1.0" encoding="utf-8"?>
<math xmlns="http://www.w3.org/1998/Math/MathML">
  <semantics>
    <msub>
      <mi>v</mi>
      <mi>I</mi>
    </msub>
    <annotation encoding="StarMath 5.0">v_I</annotation>
  </semantics>
</math>
</file>

<file path=Object 7/content.xml><?xml version="1.0" encoding="utf-8"?>
<math xmlns="http://www.w3.org/1998/Math/MathML">
  <semantics>
    <mrow>
      <mrow>
        <mo stretchy="false">+</mo>
        <mrow/>
      </mrow>
    </mrow>
    <annotation encoding="StarMath 5.0">+{}</annotation>
  </semantics>
</math>
</file>

<file path=Object 8/content.xml><?xml version="1.0" encoding="utf-8"?>
<math xmlns="http://www.w3.org/1998/Math/MathML">
  <semantics>
    <mrow>
      <mrow>
        <mo stretchy="false">−</mo>
        <mrow/>
      </mrow>
    </mrow>
    <annotation encoding="StarMath 5.0">-{}</annotation>
  </semantics>
</math>
</file>

<file path=Object 9/content.xml><?xml version="1.0" encoding="utf-8"?>
<math xmlns="http://www.w3.org/1998/Math/MathML">
  <semantics>
    <msub>
      <mi>v</mi>
      <mi>I</mi>
    </msub>
    <annotation encoding="StarMath 5.0">v_I</annotation>
  </semantics>
</math>
</file>